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5pt" style:font-size-asian="15pt" style:font-size-complex="15pt"/>
    </style:style>
    <style:style style:name="P3" style:family="paragraph" style:parent-style-name="Standard"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3pt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) what is dictionary and write all dictionary functions with example</text:p>
      <text:p text:style-name="P1"/>
      <text:p text:style-name="Standard">If we want to represent a group of objects as key-value then we should go for</text:p>
      <text:p text:style-name="Standard">dict</text:p>
      <text:p text:style-name="P1">update()</text:p>
      <text:p text:style-name="Standard">car = {"brand": "Ford","model": "Mustang","year": 1964}</text:p>
      <text:p text:style-name="Standard">car.update({"color": "White"})</text:p>
      <text:p text:style-name="Standard">print(car)</text:p>
      <text:p text:style-name="P3">o/p--&gt;{"model": "Mustang","year": 1964,"color": "White","brand": "Ford"}</text:p>
      <text:p text:style-name="P2"/>
      <text:p text:style-name="P1">clear()</text:p>
      <text:p text:style-name="Standard">car = {"brand": "Ford","model": "Mustang","year": 1964}</text:p>
      <text:p text:style-name="Standard">car.clear()</text:p>
      <text:p text:style-name="Standard">print(car)</text:p>
      <text:p text:style-name="Standard">o/p--&gt;{}</text:p>
      <text:p text:style-name="Standard"/>
      <text:p text:style-name="P1">len()</text:p>
      <text:p text:style-name="Standard">car = {"brand": "Ford","model": "Mustang","year": 1964}</text:p>
      <text:p text:style-name="Standard">print(len(car))</text:p>
      <text:p text:style-name="Standard">o/p--&gt;3</text:p>
      <text:p text:style-name="Standard"/>
      <text:p text:style-name="P1">get()</text:p>
      <text:p text:style-name="Standard">car = {"brand": "Ford","model": "Mustang","year": 1964}</text:p>
      <text:p text:style-name="Standard">x = car.get("model")</text:p>
      <text:p text:style-name="Standard">print(x)</text:p>
      <text:p text:style-name="Standard">o/p--&gt;Mustang</text:p>
      <text:p text:style-name="Standard"/>
      <text:p text:style-name="P1">POP()</text:p>
      <text:p text:style-name="Standard">car = {"brand": "Ford","model": "Mustang","year": 1964}</text:p>
      <text:p text:style-name="Standard">car.pop("model")</text:p>
      <text:p text:style-name="Standard">print(car)</text:p>
      <text:p text:style-name="Standard">o/p--&gt;{'brand': 'Ford', 'year': 1964}</text:p>
      <text:p text:style-name="Standard"/>
      <text:p text:style-name="P1">Popitem</text:p>
      <text:p text:style-name="Standard">car = {"brand": "Ford","model": "Mustang","year": 1964}</text:p>
      <text:p text:style-name="Standard">car.popitem()</text:p>
      <text:p text:style-name="Standard">print(car)</text:p>
      <text:p text:style-name="Standard">o/p--&gt;{'brand': 'Ford', 'model': 'Mustang'}</text:p>
      <text:p text:style-name="Standard"/>
      <text:p text:style-name="P1">keys()</text:p>
      <text:p text:style-name="Standard">car = {"brand": "Ford","model": "Mustang","year": 1964}</text:p>
      <text:p text:style-name="Standard">x = car.keys()</text:p>
      <text:p text:style-name="Standard">print(x)</text:p>
      <text:p text:style-name="Standard">o/p--&gt;dict_keys(['brand', 'model', 'year'])</text:p>
      <text:p text:style-name="Standard"/>
      <text:p text:style-name="P1">values()</text:p>
      <text:p text:style-name="Standard">car = {"brand": "Ford","model": "Mustang","year": 1964}</text:p>
      <text:p text:style-name="Standard">x = car.values()</text:p>
      <text:p text:style-name="Standard">print(x)</text:p>
      <text:p text:style-name="Standard">o/p--&gt;dict_values(['Ford', 'Mustang', 1964])</text:p>
      <text:p text:style-name="Standard"><text:soft-page-break/></text:p>
      <text:p text:style-name="Standard"/>
      <text:p text:style-name="P1">copy()</text:p>
      <text:p text:style-name="Standard">car = {"brand": "Ford","model": "Mustang","year": 1964}</text:p>
      <text:p text:style-name="Standard">x = car.copy()</text:p>
      <text:p text:style-name="Standard">print(x)</text:p>
      <text:p text:style-name="Standard">o/p--&gt;{'brand': 'Ford', 'model': 'Mustang', 'year': 1964}</text:p>
      <text:p text:style-name="Standard"/>
      <text:p text:style-name="P1">Dictionary comprehension</text:p>
      <text:p text:style-name="Standard">square_dict = {num: num*num for num in range(1, 11)}</text:p>
      <text:p text:style-name="Standard">print(square_dict)</text:p>
      <text:p text:style-name="Standard">o/p--&gt;{1: 1, 2: 4, 3: 9, 4: 16, 5: 25, 6: 36, 7: 49, 8: 64, 9: 81, 10: 100}</text:p>
      <text:p text:style-name="Standard"/>
      <text:p text:style-name="P1">2) x={'A':1,'B':'5'} o/p :{1:'A','5':'B'} interchange the keys and values</text:p>
      <text:p text:style-name="Standard">x={'A':1,'B':'5'}</text:p>
      <text:p text:style-name="Standard">res = dict((k,v) for v,k in x.items())</text:p>
      <text:p text:style-name="Standard">print(res)</text:p>
      <text:p text:style-name="P1">o/p--&gt;{1:'A','5':'B'}</text:p>
      <text:p text:style-name="Standard"/>
      <text:p text:style-name="P1">3) x= {'1':['a','b'], '2':['c','d']} Expected Output: ['ac','ad','bc','bd']</text:p>
      <text:p text:style-name="Standard">import itertools <text:s text:c="5"/></text:p>
      <text:p text:style-name="Standard">d ={'1':['a','b'], '2':['c','d']}</text:p>
      <text:p text:style-name="Standard">for combo in itertools.product(*[d[k] for k in sorted(d.keys())]):</text:p>
      <text:p text:style-name="Standard"><text:s text:c="8"/>a=''.join(combo)</text:p>
      <text:p text:style-name="Standard"><text:s text:c="8"/>print(a.split(),end=" ")</text:p>
      <text:p text:style-name="P1">o/p--&gt;['ac','ad','bc','bd']</text:p>
      <text:p text:style-name="Standard"/>
      <text:p text:style-name="P1">4)x='EMBEDDED' o/p : {'E':'3','M':1,'B':1,'D':3}</text:p>
      <text:p text:style-name="Standard">from collections import defaultdict, Counter</text:p>
      <text:p text:style-name="Standard">x= 'EMBEDDED' </text:p>
      <text:p text:style-name="Standard">my_dict = {}</text:p>
      <text:p text:style-name="Standard">for i in x:</text:p>
      <text:p text:style-name="Standard"><text:s text:c="4"/>my_dict[i] = my_dict.get(i, 0) + 1</text:p>
      <text:p text:style-name="Standard">print(my_dict)</text:p>
      <text:p text:style-name="P1">o/p--&gt;{'E':'3','M':1,'B':1,'D':3}</text:p>
      <text:p text:style-name="Standard"/>
      <text:p text:style-name="P1">5) x={'A':3,'B':5,'C':4,'D':2,'E':1} Arrange keys and values as per ascending order of values</text:p>
      <text:p text:style-name="Standard">import operator</text:p>
      <text:p text:style-name="Standard">from re import X</text:p>
      <text:p text:style-name="Standard">x={'A':3,'B':5,'C':4,'D':2,'E':1}</text:p>
      <text:p text:style-name="Standard">sorted_values = sorted(x.values()) # Sort the values</text:p>
      <text:p text:style-name="Standard">sorted_dict = {}</text:p>
      <text:p text:style-name="Standard">for i in sorted_values:</text:p>
      <text:p text:style-name="Standard"><text:s text:c="4"/>for k in x.keys():</text:p>
      <text:p text:style-name="Standard"><text:s text:c="8"/>if x[k] == i:</text:p>
      <text:p text:style-name="Standard"><text:s text:c="12"/>sorted_dict[k] = x[k]</text:p>
      <text:p text:style-name="Standard">print(sorted_dict)</text:p>
      <text:p text:style-name="P1">o/p--&gt;{'E':1,'D':2,'A':3,'C':4,'B':5}</text:p>
      <text:p text:style-name="P1"/>
      <text:p text:style-name="P1"><text:soft-page-break/>6){'A': 'Red' , 'D': None 'B': 'Green', 'C': None} New Dictionary after dropping empty items</text:p>
      <text:p text:style-name="Standard">dict1 = {'A': 'Red' ,'B':'Green','C': None,'D': None}</text:p>
      <text:p text:style-name="Standard">print("New Dictionary after dropping empty items")</text:p>
      <text:p text:style-name="Standard">dict1 = {key:value for (key, value) in dict1.items() if value is not None}</text:p>
      <text:p text:style-name="Standard">print(dict1)</text:p>
      <text:p text:style-name="P1">o/p--&gt;{'A': 'Red', 'B': 'Green'}</text:p>
      <text:p text:style-name="P1"/>
      <text:p text:style-name="P1">7)x={'A':123,'B':100} check key is exits or not in dic <text:s/>, key= take key from input use eval fun</text:p>
      <text:p text:style-name="Standard">x={'A':123,'B':100}</text:p>
      <text:p text:style-name="Standard">key=eval(input("Please enter the key"))</text:p>
      <text:p text:style-name="Standard">if key in x:</text:p>
      <text:p text:style-name="Standard"><text:s text:c="4"/>print('key is exist')</text:p>
      <text:p text:style-name="Standard">else:</text:p>
      <text:p text:style-name="Standard"><text:s text:c="4"/>print('key is not exist')</text:p>
      <text:p text:style-name="P1">O/P--&gt;Please enter the key120</text:p>
      <text:p text:style-name="P1"><text:s text:c="6"/>Key is not exist</text:p>
      <text:p text:style-name="P1"/>
      <text:p text:style-name="P1">8) x='Hello PYTHON who ARE YOU' o/p : {'H':'HELLO','P':'PYTHON','W':'WHO','A':'ARE','Y':'YOU'}</text:p>
      <text:p text:style-name="Standard">x='Hello PYTHON who ARE YOU'</text:p>
      <text:p text:style-name="Standard">y="H P W A Y"</text:p>
      <text:p text:style-name="Standard">keys = y.split(" ")</text:p>
      <text:p text:style-name="Standard">values=x.split(" ")</text:p>
      <text:p text:style-name="Standard">dictionary = {}</text:p>
      <text:p text:style-name="Standard">for i in range(len(keys)):</text:p>
      <text:p text:style-name="Standard"><text:tab/>dictionary[keys[i]] = values[i].upper()</text:p>
      <text:p text:style-name="Standard">print(dictionary)</text:p>
      <text:p text:style-name="P1">o/p--&gt;{'H':'HELLO','P':'PYTHON','W':'WHO','A':'ARE','Y':'YOU'}</text:p>
      <text:p text:style-name="P1"/>
      <text:p text:style-name="P1">9){'C1': [10, 20, 30], 'C2': [20, 30, 40], 'C3': [12, 34]} reverse the list values in the dictionary:</text:p>
      <text:p text:style-name="P1">{'C1': [30,20,10], 'C2': [40,30,20], 'C3': [34,12]}</text:p>
      <text:p text:style-name="Standard">import operator</text:p>
      <text:p text:style-name="Standard">d={'C1': [10, 20, 30], 'C2': [20, 30, 40], 'C3': [12, 34]}</text:p>
      <text:p text:style-name="Standard">for sorted_d in d:</text:p>
      <text:p text:style-name="Standard"><text:s text:c="4"/>sort= dict( sorted(d.items(), key=operator.itemgetter(1),reverse=True))</text:p>
      <text:p text:style-name="Standard"><text:s text:c="4"/>print('Dictionary in descending order by value : ',sorted_d)</text:p>
      <text:p text:style-name="Standard"/>
      <text:p text:style-name="P1">10){1: 'red', 2: 'green', 3: 'black', 4: 'white', 5: 'black'}</text:p>
      <text:p text:style-name="Standard"><text:span text:style-name="T1">Length of dictionary values</text:span></text:p>
      <text:p text:style-name="Standard">def test(dict):</text:p>
      <text:p text:style-name="Standard"><text:s text:c="4"/>result = {}</text:p>
      <text:p text:style-name="Standard"><text:s text:c="4"/>for val in dict.values(): </text:p>
      <text:p text:style-name="Standard"><text:s text:c="8"/>result[val] = len(val) </text:p>
      <text:p text:style-name="Standard"><text:s text:c="4"/>return result <text:s text:c="3"/></text:p>
      <text:p text:style-name="Standard"/>
      <text:p text:style-name="Standard">my_dict = {1 : 'red', 2 : 'green', 3 : 'black', 4 : 'white', 5 : 'black'}</text:p>
      <text:p text:style-name="Standard"><text:soft-page-break/>print("Length of dictionary values:")</text:p>
      <text:p text:style-name="Standard">print(test(my_dict))</text:p>
      <text:p text:style-name="P1">o/p--&gt;{'red': 3, 'green': 5, 'black': 5, 'white': 5}</text:p>
      <text:p text:style-name="Standard"/>
      <text:p text:style-name="Standard"/>
      <text:p text:style-name="Standard"/>
      <text:p text:style-name="Standard"><text:s text:c="8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14T19:33:03.719259085</meta:creation-date>
    <dc:date>2022-10-14T19:46:31.527661057</dc:date>
    <meta:editing-duration>PT1M53S</meta:editing-duration>
    <meta:editing-cycles>1</meta:editing-cycles>
    <meta:document-statistic meta:table-count="0" meta:image-count="0" meta:object-count="0" meta:page-count="4" meta:paragraph-count="128" meta:word-count="547" meta:character-count="4141" meta:non-whitespace-character-count="3628"/>
    <meta:generator>LibreOffice/6.0.7.3$Linux_X86_64 LibreOffice_project/00m0$Build-3</meta:generator>
  </office:meta>
</office:document-meta>
</file>